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6.132cm" fo:min-width="29.258cm" loext:decorative="false"/>
    </style:style>
    <style:style style:name="gr2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1.68cm" fo:min-width="2.384cm" fo:padding-top="0.175cm" fo:padding-bottom="0.175cm" fo:padding-left="0.3cm" fo:padding-right="0.3cm" loext:decorative="false"/>
    </style:style>
    <style:style style:name="gr3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1.697cm" fo:min-width="6.401cm" fo:padding-top="0.175cm" fo:padding-bottom="0.175cm" fo:padding-left="0.3cm" fo:padding-right="0.3cm" loext:decorative="false"/>
    </style:style>
    <style:style style:name="gr4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2.483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0.007cm" fo:min-width="0cm" fo:padding-top="0.176cm" fo:padding-bottom="0.176cm" fo:padding-left="0.301cm" fo:padding-right="0.301cm" loext:decorative="false"/>
    </style:style>
    <style:style style:name="gr6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0.007cm" fo:min-width="0cm" fo:padding-top="0.176cm" fo:padding-bottom="0.176cm" fo:padding-left="0.301cm" fo:padding-right="0.301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1cm" loext:decorative="false"/>
      <style:paragraph-properties style:writing-mode="lr-tb"/>
    </style:style>
    <style:style style:name="gr10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3.716cm" fo:min-width="4.816cm" fo:padding-top="0.175cm" fo:padding-bottom="0.175cm" fo:padding-left="0.3cm" fo:padding-right="0.3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3.618cm" fo:min-width="5.738cm" fo:padding-top="0.175cm" fo:padding-bottom="0.175cm" fo:padding-left="0.3cm" fo:padding-right="0.3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1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52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loext:decorative="false"/>
      <style:paragraph-properties style:writing-mode="lr-tb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.289cm" fo:min-width="0.039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06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16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1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5cm" fo:min-width="5.01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73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9cm" fo:min-width="0cm" loext:decorative="false"/>
      <style:paragraph-properties style:writing-mode="lr-tb"/>
    </style:style>
    <style:style style:name="gr28" style:family="graphic" style:parent-style-name="standard">
      <style:graphic-properties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 loext:decorative="false"/>
      <style:paragraph-properties style:writing-mode="lr-tb"/>
    </style:style>
    <style:style style:name="gr3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2.779cm" style:use-optimal-column-width="false"/>
    </style:style>
    <style:style style:name="co2" style:family="table-column">
      <style:table-column-properties style:column-width="3.262cm" style:use-optimal-column-width="false"/>
    </style:style>
    <style:style style:name="ro1" style:family="table-row">
      <style:table-row-properties style:row-height="0.912cm" style:use-optimal-row-height="false"/>
    </style:style>
    <style:style style:name="ce1" style:family="table-cell">
      <style:paragraph-properties fo:text-align="center"/>
    </style:style>
    <style:style style:name="ce2" style:family="table-cell">
      <style:text-properties style:text-underline-style="none"/>
    </style:style>
    <style:style style:name="ce3" style:family="table-cell">
      <style:paragraph-properties style:text-autospace="none"/>
      <style:text-properties fo:font-size="11.3999996185303pt"/>
    </style:style>
    <style:style style:name="ce4" style:family="table-cell">
      <style:text-properties fo:font-size="11.3999996185303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loext:graphic-properties draw:fill="none" draw:fill-color="#ffffff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text-properties fo:font-size="11.3999996185303pt"/>
    </style:style>
    <style:style style:name="P11" style:family="paragraph">
      <loext:graphic-properties draw:fill="none" draw:fill-color="#ffffff"/>
      <style:text-properties fo:font-size="10pt"/>
    </style:style>
    <style:style style:name="P12" style:family="paragraph">
      <loext:graphic-properties draw:fill="none" draw:fill-color="#ffffff"/>
      <style:text-properties fo:font-size="13pt"/>
    </style:style>
    <style:style style:name="P13" style:family="paragraph">
      <style:text-properties style:text-underline-style="none"/>
    </style:style>
    <style:style style:name="P14" style:family="paragraph">
      <style:paragraph-properties style:text-autospace="none"/>
    </style:style>
    <style:style style:name="P15" style:family="paragraph">
      <style:paragraph-properties style:text-autospace="none"/>
      <style:text-properties fo:font-size="11.3999996185303p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  <style:text-properties fo:font-size="11.3999996185303pt"/>
    </style:style>
    <style:style style:name="P17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.3999996185303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.3999996185303pt"/>
    </style:style>
    <style:style style:name="T4" style:family="text">
      <style:text-properties fo:font-size="10pt"/>
    </style:style>
    <style:style style:name="T5" style:family="text">
      <style:text-properties fo:font-size="13pt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9.758cm" svg:height="16.38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84cm" svg:height="2.03cm" svg:x="14.02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001cm" svg:height="2.047cm" svg:x="6.12cm" svg:y="11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2.629cm" svg:x="1.401cm" svg:y="0.629cm" presentation:class="title" presentation:user-transformed="true">
          <draw:text-box>
            <text:p>The SPI Bus</text:p>
          </draw:text-box>
        </draw:frame>
        <draw:custom-shape draw:style-name="gr4" draw:text-style-name="P3" draw:layer="layout" svg:width="4.592cm" svg:height="2.833cm" svg:x="8.42cm" svg:y="3.893cm">
          <text:p text:style-name="P2">RP204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92cm" svg:height="2.833cm" svg:x="14.12cm" svg:y="3.893cm">
          <text:p text:style-name="P2">FPG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54cm" svg:height="0.359cm" svg:x="6.398cm" svg:y="12.2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54cm" svg:height="0.359cm" svg:x="7.498cm" svg:y="12.2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54cm" svg:height="0.359cm" svg:x="8.398cm" svg:y="12.2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54cm" svg:height="0.359cm" svg:x="9.498cm" svg:y="12.2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54cm" svg:height="0.359cm" svg:x="10.698cm" svg:y="12.2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54cm" svg:height="0.359cm" svg:x="11.798cm" svg:y="12.2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54cm" svg:height="0.359cm" svg:x="6.798cm" svg:y="12.9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54cm" svg:height="0.359cm" svg:x="7.898cm" svg:y="12.9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54cm" svg:height="0.359cm" svg:x="8.898cm" svg:y="12.9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54cm" svg:height="0.359cm" svg:x="10.198cm" svg:y="12.9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54cm" svg:height="0.359cm" svg:x="11.198cm" svg:y="12.9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54cm" svg:height="0.359cm" svg:x="12.198cm" svg:y="12.93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956cm" svg:height="0.962cm" svg:x="2.153cm" svg:y="12.774cm">
          <draw:text-box>
            <text:p>Bottom Row</text:p>
          </draw:text-box>
        </draw:frame>
        <draw:frame draw:style-name="gr8" draw:text-style-name="P5" draw:layer="layout" svg:width="4.028cm" svg:height="0.962cm" svg:x="2.153cm" svg:y="11.974cm">
          <draw:text-box>
            <text:p><text:s text:c="6"/>Top Row</text:p>
          </draw:text-box>
        </draw:frame>
        <draw:frame draw:style-name="gr9" draw:text-style-name="P5" draw:layer="layout" svg:width="5.971cm" svg:height="0.962cm" svg:x="6.706cm" svg:y="13.916cm">
          <draw:text-box>
            <text:p>Upper Right PMOD</text:p>
          </draw:text-box>
        </draw:frame>
        <draw:custom-shape draw:style-name="gr10" draw:text-style-name="P3" draw:layer="layout" svg:width="5.416cm" svg:height="4.066cm" svg:x="20.62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6.338cm" svg:height="3.968cm" svg:x="0.274cm" svg:y="7.593cm">
          <text:p/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line-skew="-4.123cm" svg:x1="20.621cm" svg:y1="8.158cm" svg:x2="12.375cm" svg:y2="6.737cm" svg:d="M20621 8158h-8246v-1421" svg:viewBox="0 0 8247 1422">
          <text:p/>
        </draw:connector>
        <draw:connector draw:style-name="gr12" draw:text-style-name="P6" draw:layer="layout" draw:line-skew="4.291cm" svg:x1="6.71cm" svg:y1="8.651cm" svg:x2="15.292cm" svg:y2="6.751cm" svg:d="M6710 8651h8582v-1900" svg:viewBox="0 0 8583 1901">
          <text:p/>
        </draw:connector>
        <draw:line draw:style-name="gr13" draw:text-style-name="P2" draw:layer="layout" svg:x1="6.612cm" svg:y1="9.199cm" svg:x2="20.517cm" svg:y2="9.216cm">
          <text:p/>
        </draw:line>
        <draw:line draw:style-name="gr13" draw:text-style-name="P2" draw:layer="layout" svg:x1="6.612cm" svg:y1="9.699cm" svg:x2="20.533cm" svg:y2="9.721cm">
          <text:p/>
        </draw:line>
        <draw:line draw:style-name="gr13" draw:text-style-name="P2" draw:layer="layout" svg:x1="6.612cm" svg:y1="10.199cm" svg:x2="20.5cm" svg:y2="10.193cm">
          <text:p/>
        </draw:line>
        <draw:line draw:style-name="gr13" draw:text-style-name="P2" draw:layer="layout" svg:x1="6.612cm" svg:y1="10.699cm" svg:x2="20.62cm" svg:y2="10.698cm">
          <text:p/>
        </draw:line>
        <draw:line draw:style-name="gr13" draw:text-style-name="P2" draw:layer="layout" svg:x1="6.612cm" svg:y1="11.17cm" svg:x2="20.62cm" svg:y2="11.17cm">
          <text:p/>
        </draw:line>
        <draw:frame draw:style-name="gr14" draw:text-style-name="P7" draw:layer="layout" svg:width="1.56cm" svg:height="0.725cm" svg:x="12.692cm" svg:y="8.647cm">
          <draw:text-box>
            <text:p><text:span text:style-name="T1">Clock</text:span></text:p>
          </draw:text-box>
        </draw:frame>
        <draw:frame draw:style-name="gr15" draw:text-style-name="P7" draw:layer="layout" svg:width="1.416cm" svg:height="0.725cm" svg:x="12.693cm" svg:y="9.648cm">
          <draw:text-box>
            <text:p><text:span text:style-name="T1">I/O 1</text:span></text:p>
          </draw:text-box>
        </draw:frame>
        <draw:frame draw:style-name="gr15" draw:text-style-name="P7" draw:layer="layout" svg:width="1.416cm" svg:height="0.725cm" svg:x="12.695cm" svg:y="10.151cm">
          <draw:text-box>
            <text:p><text:span text:style-name="T1">I/O 2</text:span></text:p>
          </draw:text-box>
        </draw:frame>
        <draw:frame draw:style-name="gr15" draw:text-style-name="P8" draw:layer="layout" svg:width="1.416cm" svg:height="0.725cm" svg:x="12.695cm" svg:y="10.651cm">
          <draw:text-box>
            <text:p><text:span text:style-name="T1">I/O 3</text:span></text:p>
          </draw:text-box>
        </draw:frame>
        <draw:line draw:style-name="gr13" draw:text-style-name="P2" draw:layer="layout" svg:x1="10.548cm" svg:y1="6.729cm" svg:x2="10.504cm" svg:y2="9.717cm">
          <text:p/>
        </draw:line>
        <draw:line draw:style-name="gr13" draw:text-style-name="P2" draw:layer="layout" svg:x1="9.951cm" svg:y1="6.73cm" svg:x2="9.896cm" svg:y2="10.213cm">
          <text:p/>
        </draw:line>
        <draw:line draw:style-name="gr13" draw:text-style-name="P2" draw:layer="layout" svg:x1="11.747cm" svg:y1="6.73cm" svg:x2="11.703cm" svg:y2="8.652cm">
          <text:p/>
        </draw:line>
        <draw:line draw:style-name="gr13" draw:text-style-name="P2" draw:layer="layout" svg:x1="11.147cm" svg:y1="6.73cm" svg:x2="11.103cm" svg:y2="9.223cm">
          <text:p/>
        </draw:line>
        <draw:line draw:style-name="gr13" draw:text-style-name="P2" draw:layer="layout" svg:x1="16.548cm" svg:y1="6.729cm" svg:x2="16.504cm" svg:y2="9.717cm">
          <text:p/>
        </draw:line>
        <draw:line draw:style-name="gr13" draw:text-style-name="P2" draw:layer="layout" svg:x1="18.251cm" svg:y1="6.729cm" svg:x2="18.179cm" svg:y2="11.202cm">
          <text:p/>
        </draw:line>
        <draw:line draw:style-name="gr13" draw:text-style-name="P2" draw:layer="layout" svg:x1="17.151cm" svg:y1="6.73cm" svg:x2="17.096cm" svg:y2="10.213cm">
          <text:p/>
        </draw:line>
        <draw:line draw:style-name="gr13" draw:text-style-name="P2" draw:layer="layout" svg:x1="17.651cm" svg:y1="6.73cm" svg:x2="17.599cm" svg:y2="10.701cm">
          <text:p/>
        </draw:line>
        <draw:line draw:style-name="gr13" draw:text-style-name="P2" draw:layer="layout" svg:x1="14.647cm" svg:y1="6.73cm" svg:x2="14.603cm" svg:y2="8.165cm">
          <text:p/>
        </draw:line>
        <draw:line draw:style-name="gr13" draw:text-style-name="P2" draw:layer="layout" svg:x1="15.947cm" svg:y1="6.73cm" svg:x2="15.903cm" svg:y2="9.223cm">
          <text:p/>
        </draw:line>
        <draw:connector draw:style-name="gr12" draw:text-style-name="P6" draw:layer="layout" draw:type="line" svg:x1="12.579cm" svg:y1="8.141cm" svg:x2="12.514cm" svg:y2="12.928cm" svg:d="M12579 8141l-65 4787" svg:viewBox="0 0 66 4788">
          <text:p/>
        </draw:connector>
        <draw:frame draw:style-name="gr16" draw:text-style-name="P7" draw:layer="layout" svg:width="2.026cm" svg:height="1.199cm" svg:x="12.591cm" svg:y="7.046cm">
          <draw:text-box>
            <text:p><text:span text:style-name="T1"><text:s text:c="2"/></text:span><text:span text:style-name="T1">Select </text:span></text:p>
            <text:p><text:span text:style-name="T1"><text:s text:c="2"/></text:span><text:span text:style-name="T1">Flash</text:span></text:p>
          </draw:text-box>
        </draw:frame>
        <draw:frame draw:style-name="gr17" draw:text-style-name="P7" draw:layer="layout" svg:width="3.732cm" svg:height="0.725cm" svg:x="13.188cm" svg:y="8.046cm">
          <draw:text-box>
            <text:p><text:span text:style-name="T1">Select SSRAM</text:span></text:p>
          </draw:text-box>
        </draw:frame>
        <draw:line draw:style-name="gr13" draw:text-style-name="P2" draw:layer="layout" svg:x1="9.228cm" svg:y1="12.933cm" svg:x2="9.277cm" svg:y2="10.699cm">
          <text:p/>
        </draw:line>
        <draw:line draw:style-name="gr13" draw:text-style-name="P2" draw:layer="layout" svg:x1="8.631cm" svg:y1="12.233cm" svg:x2="8.647cm" svg:y2="10.199cm">
          <text:p/>
        </draw:line>
        <draw:line draw:style-name="gr13" draw:text-style-name="P2" draw:layer="layout" svg:x1="10.962cm" svg:y1="12.233cm" svg:x2="11.053cm" svg:y2="9.199cm">
          <text:p/>
        </draw:line>
        <draw:line draw:style-name="gr13" draw:text-style-name="P2" draw:layer="layout" svg:x1="10.42cm" svg:y1="12.933cm" svg:x2="10.453cm" svg:y2="9.699cm">
          <text:p/>
        </draw:line>
        <draw:frame draw:style-name="gr18" draw:text-style-name="P10" draw:layer="layout" svg:width="4.792cm" svg:height="1.312cm" svg:x="14.12cm" svg:y="5.67cm">
          <draw:text-box>
            <text:p text:style-name="P9"><text:span text:style-name="T2"><text:s text:c="6"/></text:span><text:span text:style-name="T2">Pin Numbers </text:span><text:span text:style-name="T3">12 13</text:span></text:p>
            <text:p><text:span text:style-name="T3">16 <text:s/>37 15 <text:s/>14 <text:s/>17 </text:span></text:p>
          </draw:text-box>
        </draw:frame>
        <draw:frame draw:style-name="gr19" draw:text-style-name="P11" draw:layer="layout" svg:width="0.891cm" svg:height="0.645cm" svg:x="12.083cm" svg:y="12.778cm">
          <draw:text-box>
            <text:p><text:span text:style-name="T4">23</text:span></text:p>
          </draw:text-box>
        </draw:frame>
        <draw:frame draw:style-name="gr19" draw:text-style-name="P11" draw:layer="layout" svg:width="0.891cm" svg:height="0.645cm" svg:x="10.486cm" svg:y="12.081cm">
          <draw:text-box>
            <text:p><text:span text:style-name="T4">19</text:span></text:p>
          </draw:text-box>
        </draw:frame>
        <draw:frame draw:style-name="gr19" draw:text-style-name="P11" draw:layer="layout" svg:width="0.891cm" svg:height="0.645cm" svg:x="10.087cm" svg:y="12.782cm">
          <draw:text-box>
            <text:p><text:span text:style-name="T4">26</text:span></text:p>
          </draw:text-box>
        </draw:frame>
        <draw:frame draw:style-name="gr19" draw:text-style-name="P11" draw:layer="layout" svg:width="0.891cm" svg:height="0.645cm" svg:x="8.762cm" svg:y="12.83cm">
          <draw:text-box>
            <text:p><text:span text:style-name="T4">20</text:span></text:p>
          </draw:text-box>
        </draw:frame>
        <draw:frame draw:style-name="gr19" draw:text-style-name="P11" draw:layer="layout" svg:width="0.891cm" svg:height="0.645cm" svg:x="10.986cm" svg:y="12.781cm">
          <draw:text-box>
            <text:p><text:span text:style-name="T4">18</text:span></text:p>
          </draw:text-box>
        </draw:frame>
        <draw:frame draw:style-name="gr19" draw:text-style-name="P11" draw:layer="layout" svg:width="0.891cm" svg:height="0.645cm" svg:x="8.29cm" svg:y="12.085cm">
          <draw:text-box>
            <text:p><text:span text:style-name="T4">21</text:span></text:p>
          </draw:text-box>
        </draw:frame>
        <draw:custom-shape draw:style-name="gr20" draw:text-style-name="P1" draw:layer="layout" svg:width="0.761cm" svg:height="0.761cm" svg:x="14.201cm" svg:y="11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0.989cm" svg:height="0.645cm" svg:x="14.072cm" svg:y="12.034cm">
          <draw:text-box>
            <text:p><text:span text:style-name="T4">Io1</text:span></text:p>
          </draw:text-box>
        </draw:frame>
        <draw:custom-shape draw:style-name="gr20" draw:text-style-name="P1" draw:layer="layout" svg:width="0.761cm" svg:height="0.761cm" svg:x="16.002cm" svg:y="12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0.989cm" svg:height="0.645cm" svg:x="15.873cm" svg:y="12.933cm">
          <draw:text-box>
            <text:p><text:span text:style-name="T4">Io0</text:span></text:p>
          </draw:text-box>
        </draw:frame>
        <draw:custom-shape draw:style-name="gr20" draw:text-style-name="P1" draw:layer="layout" svg:width="0.761cm" svg:height="0.761cm" svg:x="14.703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1.006cm" svg:height="0.645cm" svg:x="14.574cm" svg:y="12.932cm">
          <draw:text-box>
            <text:p><text:span text:style-name="T4">Clk</text:span></text:p>
          </draw:text-box>
        </draw:frame>
        <draw:custom-shape draw:style-name="gr20" draw:text-style-name="P1" xml:id="id1" draw:id="id1" draw:layer="layout" svg:width="0.761cm" svg:height="0.761cm" svg:x="15.503cm" svg:y="11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0.989cm" svg:height="0.645cm" svg:x="15.374cm" svg:y="12.032cm">
          <draw:text-box>
            <text:p><text:span text:style-name="T4">CS</text:span></text:p>
          </draw:text-box>
        </draw:frame>
        <draw:frame draw:style-name="gr23" draw:text-style-name="P5" draw:layer="layout" svg:width="4.663cm" svg:height="1.716cm" svg:x="17.155cm" svg:y="11.906cm">
          <draw:text-box>
            <text:p>Upper Right </text:p>
            <text:p>Through Holes</text:p>
          </draw:text-box>
        </draw:frame>
        <draw:frame draw:style-name="gr24" draw:text-style-name="P7" draw:layer="layout" svg:width="1.417cm" svg:height="0.725cm" svg:x="12.695cm" svg:y="9.15cm">
          <draw:text-box>
            <text:p><text:span text:style-name="T1">I/O 0</text:span></text:p>
          </draw:text-box>
        </draw:frame>
        <draw:line draw:style-name="gr13" draw:text-style-name="P2" draw:layer="layout" svg:x1="11.647cm" svg:y1="8.652cm" svg:x2="11.552cm" svg:y2="12.933cm">
          <text:p/>
        </draw:line>
        <draw:line draw:style-name="gr13" draw:text-style-name="P2" draw:layer="layout" svg:x1="14.557cm" svg:y1="11.917cm" svg:x2="14.557cm" svg:y2="10.199cm">
          <text:p/>
        </draw:line>
        <draw:line draw:style-name="gr13" draw:text-style-name="P2" draw:layer="layout" svg:x1="15.143cm" svg:y1="12.815cm" svg:x2="15.176cm" svg:y2="9.245cm">
          <text:p/>
        </draw:line>
        <draw:line draw:style-name="gr13" draw:text-style-name="P2" draw:layer="layout" svg:x1="16.427cm" svg:y1="12.816cm" svg:x2="16.503cm" svg:y2="9.721cm">
          <text:p/>
        </draw:line>
        <draw:connector draw:style-name="gr12" draw:text-style-name="P6" draw:layer="layout" draw:line-skew="0.118cm" svg:x1="15.884cm" svg:y1="11.915cm" svg:x2="16.25cm" svg:y2="8.207cm" draw:start-shape="id1" draw:start-glue-point="4" svg:d="M15884 11915v-1987h366v-1721" svg:viewBox="0 0 367 3709">
          <text:p/>
        </draw:connector>
        <draw:frame draw:style-name="gr25" draw:text-style-name="P12" draw:layer="layout" svg:width="5.519cm" svg:height="3.835cm" svg:x="20.51cm" svg:y="7.709cm">
          <draw:text-box>
            <text:p><text:span text:style-name="T5">Select Flash = ICE_SS</text:span></text:p>
            <text:p><text:span text:style-name="T5"/></text:p>
            <text:p><text:span text:style-name="T5">Clock = ICE_SCK</text:span></text:p>
            <text:p><text:span text:style-name="T5">I/O 0 = ICE_SO</text:span></text:p>
            <text:p><text:span text:style-name="T5">I/O 1 = ICE_SI</text:span></text:p>
            <text:p><text:span text:style-name="T5">I/O 2 = ICE_FLASH_IO2</text:span></text:p>
            <text:p><text:span text:style-name="T5">I/O 3 = ICE_FLASH_103</text:span></text:p>
          </draw:text-box>
        </draw:frame>
        <draw:frame draw:style-name="gr26" draw:text-style-name="P12" draw:layer="layout" svg:width="6.23cm" svg:height="0.763cm" svg:x="0.426cm" svg:y="8.309cm">
          <draw:text-box>
            <text:p><text:span text:style-name="T5">SRAM_SS = Select SSRAM</text:span></text:p>
          </draw:text-box>
        </draw:frame>
        <draw:connector draw:style-name="gr12" draw:text-style-name="P6" draw:layer="layout" draw:line-skew="2.599cm" svg:x1="13.035cm" svg:y1="4.364cm" svg:x2="18.234cm" svg:y2="6.652cm" svg:d="M13035 4364h5199v2288" svg:viewBox="0 0 5200 2289">
          <text:p/>
        </draw:connector>
        <draw:connector draw:style-name="gr12" draw:text-style-name="P6" draw:layer="layout" draw:line-skew="2.347cm" svg:x1="12.986cm" svg:y1="4.82cm" svg:x2="17.681cm" svg:y2="6.676cm" svg:d="M12986 4820h4695v1856" svg:viewBox="0 0 4696 1857">
          <text:p/>
        </draw:connector>
        <draw:frame draw:style-name="gr27" draw:text-style-name="P10" draw:layer="layout" svg:width="3.606cm" svg:height="1.149cm" svg:x="9.176cm" svg:y="5.626cm">
          <draw:text-box>
            <text:p><text:span text:style-name="T3"><text:s text:c="3"/></text:span><text:span text:style-name="T3">GPIO PORT # </text:span></text:p>
            <text:p><text:span text:style-name="T3"><text:s text:c="4"/></text:span><text:span text:style-name="T3">8 <text:s/>11 <text:s/>10 <text:s text:c="2"/>? <text:s text:c="2"/>9</text:span></text:p>
          </draw:text-box>
        </draw:frame>
        <draw:frame draw:style-name="gr28" draw:layer="layout" svg:width="6.04cm" svg:height="4.255cm" svg:x="20.311cm" svg:y="1.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Label</text:p>
              </table:table-cell>
              <table:table-cell table:style-name="ce2">
                <text:p text:style-name="P13"><text:span text:style-name="T6">Schematic</text:span></text:p>
              </table:table-cell>
            </table:table-row>
            <table:table-row table:style-name="ro1">
              <table:table-cell table:style-name="ce3">
                <text:p text:style-name="P14"><text:span text:style-name="T3">Select Flash </text:span></text:p>
                <text:p text:style-name="P14"><text:span text:style-name="T3">Select SRAM </text:span></text:p>
                <text:p text:style-name="P14"><text:span text:style-name="T3">Clock <text:s/></text:span></text:p>
                <text:p text:style-name="P14"><text:span text:style-name="T3">I/O 0 </text:span></text:p>
                <text:p text:style-name="P14"><text:span text:style-name="T3">I/0 1 </text:span></text:p>
                <text:p text:style-name="P14"><text:span text:style-name="T3">I/0 2</text:span></text:p>
                <text:p text:style-name="P14"><text:span text:style-name="T3">I/0 3 </text:span></text:p>
              </table:table-cell>
              <table:table-cell table:style-name="ce4">
                <text:p text:style-name="P15"><text:span text:style-name="T3">ICE_SS</text:span></text:p>
                <text:p text:style-name="P16"><text:span text:style-name="T2">SRAM_SS</text:span></text:p>
                <text:p text:style-name="P16"><text:span text:style-name="T3">ICE_SCK</text:span></text:p>
                <text:p text:style-name="P16"><text:span text:style-name="T3">ICE_SO</text:span></text:p>
                <text:p text:style-name="P16"><text:span text:style-name="T3">ICE_SI</text:span></text:p>
                <text:p text:style-name="P16"><text:span text:style-name="T3">ICE_FLASH_IO2</text:span></text:p>
                <text:p text:style-name="P16"><text:span text:style-name="T3">ICE_FLASH_IO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9" draw:text-style-name="P5" draw:layer="layout" svg:width="3.923cm" svg:height="0.962cm" svg:x="21.356cm" svg:y="6.605cm">
          <draw:text-box>
            <text:p>FPGA Flash</text:p>
          </draw:text-box>
        </draw:frame>
        <draw:frame draw:style-name="gr30" draw:text-style-name="P5" draw:layer="layout" svg:width="2.335cm" svg:height="0.962cm" svg:x="2.457cm" svg:y="6.605cm">
          <draw:text-box>
            <text:p>SRAM</text:p>
          </draw:text-box>
        </draw:frame>
        <presentation:notes draw:style-name="dp2">
          <draw:page-thumbnail draw:style-name="gr31" draw:layer="layout" svg:width="19.798cm" svg:height="11.136cm" svg:x="0.6cm" svg:y="2.257cm" draw:page-number="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21:02:42.414203300</meta:creation-date>
    <dc:date>2024-09-23T13:50:21.804193246</dc:date>
    <meta:editing-duration>PT1H18M58S</meta:editing-duration>
    <meta:editing-cycles>12</meta:editing-cycles>
    <meta:generator>LibreOffice/24.2.5.2$MacOSX_X86_64 LibreOffice_project/bffef4ea93e59bebbeaf7f431bb02b1a39ee8a59</meta:generator>
    <meta:document-statistic meta:object-count="104"/>
  </office:meta>
</office:document-meta>
</file>